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3.50pt" fo:font-weight="bold" fo:font-family="Roboto" style:font-family-asian="Roboto" style:font-family-complex="Roboto" fo:background-color="transparent" fo:color="#404040"/>
    </style:style>
    <style:style style:name="T3" style:family="text">
      <style:text-properties fo:font-size="13.50pt" fo:font-weight="bold" fo:font-family="Roboto" style:font-family-asian="Roboto" style:font-family-complex="Roboto" fo:background-color="transparent" style:use-window-font-color="true"/>
    </style:style>
    <style:style style:name="T4" style:family="text">
      <style:text-properties fo:font-size="10.50pt" fo:font-weight="bold" fo:font-family="Roboto" style:font-family-asian="Roboto" style:font-family-complex="Roboto" fo:background-color="transparent" fo:color="#404040"/>
    </style:style>
    <style:style style:name="T5" style:family="text">
      <style:text-properties fo:font-size="10.50pt" fo:font-weight="bold" fo:font-family="Roboto" style:font-family-asian="Roboto" style:font-family-complex="Roboto" fo:background-color="transparent" style:use-window-font-color="true"/>
    </style:style>
    <style:style style:name="T6" style:family="text">
      <style:text-properties fo:font-size="10.00pt" fo:font-weight="bold" fo:font-family="Roboto" style:font-family-asian="Roboto" style:font-family-complex="Roboto"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Segoe UI Symbol'" style:font-family-asian="'Segoe UI Symbol'" style:font-family-complex="'Segoe UI Symbo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Segoe UI Symbol'" style:font-family-asian="'Segoe UI Symbol'" style:font-family-complex="'Segoe UI Symbol'"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50pt" fo:font-weight="normal" fo:font-family="Roboto" style:font-family-asian="Roboto" style:font-family-complex="Roboto" fo:background-color="transparent" style:use-window-font-color="true"/>
    </style:style>
    <style:style style:name="T14" style:family="text">
      <style:text-properties fo:font-size="12.50pt" fo:font-weight="normal" fo:font-family="Calibri" style:font-family-asian="Calibri" style:font-family-complex="Calibri" fo:background-color="transparent" style:use-window-font-color="true"/>
    </style:style>
    <style:style style:name="T15" style:family="text">
      <style:text-properties fo:font-size="12.50pt" fo:font-weight="bold" fo:font-family="Roboto" style:font-family-asian="Roboto" style:font-family-complex="Roboto" fo:background-color="transparent" style:use-window-font-color="true"/>
    </style:style>
    <style:style style:name="P1" style:family="paragraph">
      <style:paragraph-properties fo:line-height="100.00%" fo:text-align="left" fo:margin-left="135.95pt" fo:text-indent="0.00pt" fo:margin-top="7.70pt"/>
    </style:style>
    <style:style style:name="P2" style:family="paragraph">
      <style:paragraph-properties fo:line-height="100.00%" fo:text-align="left" fo:margin-left="135.95pt" fo:text-indent="0.00pt"/>
    </style:style>
    <style:style style:name="P3" style:family="paragraph">
      <style:paragraph-properties fo:line-height="100.00%" fo:text-align="left"/>
    </style:style>
    <style:style style:name="P4" style:family="paragraph">
      <style:paragraph-properties fo:line-height="100.00%" fo:text-align="right"/>
    </style:style>
    <style:style style:name="P5" style:family="paragraph">
      <style:paragraph-properties fo:line-height="100.00%" fo:text-align="lef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00.00%" fo:text-align="left"/>
    </style:style>
    <style:style style:name="P7" style:family="paragraph">
      <style:paragraph-properties fo:line-height="100.00%" fo:text-align="left"/>
    </style:style>
  </office:automatic-styles>
  <office:body>
    <office:text>
      <text:p text:style-name="P1"><draw:frame text:anchor-type="as-char" svg:width="19.43mm" svg:height="10.50mm" style:rel-width="scale" style:rel-height="scale"><draw:object-ole xlink:href="OleObj1"/><draw:image xlink:href="ObjectReplacements/OleObj1"/></draw:frame><text:span text:style-name="T2">LIGHT CITY FOUNDATION</text:span><text:span text:style-name="T3"/></text:p>
      <text:p text:style-name="P2"><text:span text:style-name="T4">E-36962 (M)</text:span><text:span text:style-name="T5"/></text:p>
      <text:p text:style-name="P3"><text:span text:style-name="T6"/></text:p>
      <text:p text:style-name="P3"><draw:frame text:anchor-type="as-char" svg:width="191.29mm" svg:height="1.73mm" style:rel-width="scale" style:rel-height="scale"><draw:object-ole xlink:href="OleObj2"/><draw:image xlink:href="ObjectReplacements/OleObj2"/></draw:frame><text:span text:style-name="T7"><text:tab/><text:tab/><text:tab/><text:tab/></text:span></text:p>
      <text:p text:style-name="P3"><text:span text:style-name="T7"><text:tab/><text:tab/><text:tab/><text:tab/><text:tab/>ANNEXURE 1</text:span></text:p>
      <text:p text:style-name="P4"><text:span text:style-name="T7">Date: 7/6/2021</text:span></text:p>
      <text:p text:style-name="P5"><text:span text:style-name="T7">To</text:span></text:p>
      <text:p text:style-name="P5"><text:span text:style-name="T7">Branch Manager</text:span></text:p>
      <text:p text:style-name="P5"><text:span text:style-name="T7"/></text:p>
      <text:p text:style-name="P5"><text:span text:style-name="T7">HDFC Bank Ltd.</text:span></text:p>
      <text:p text:style-name="P5"><text:span text:style-name="T7">MAROL<text:s text:c="2"/>Branch</text:span></text:p>
      <text:p text:style-name="P5"><text:span text:style-name="T7">MUMBAI (City)</text:span></text:p>
      <text:p text:style-name="P5"><text:span text:style-name="T7"/></text:p>
      <text:p text:style-name="P5"><text:span text:style-name="T7">Subject: Opening Of Trust Account-</text:span></text:p>
      <text:p text:style-name="P5"><text:span text:style-name="T7"/></text:p>
      <text:p text:style-name="P5"><text:span text:style-name="T8">□</text:span><text:span text:style-name="T9"><text:s/>Regular account<text:s/></text:span><text:span text:style-name="T10">–where no foreign contribution would be received </text:span></text:p>
      <text:p text:style-name="P5"><text:span text:style-name="T10"/></text:p>
      <text:p text:style-name="P5"><text:span text:style-name="T11">□</text:span><text:span text:style-name="T12"><text:s/>FCRA Account, where Foreign Contribution would be received, post approval from MoHA</text:span></text:p>
      <text:p text:style-name="P5"><text:span text:style-name="T12">----------------------------------------------------------------------------------------------------------------------</text:span></text:p>
      <text:p text:style-name="P5"><text:span text:style-name="T13">Dear Sir / Madam,</text:span></text:p>
      <text:p text:style-name="P5"><text:span text:style-name="T13"/></text:p>
      <text:p text:style-name="P5"><text:span text:style-name="T13">We, Trustee/s of<text:s text:c="2"/>Trust / Employees PF / Society / Housing Society / Staff employees’ credit &amp; thrift society / Association / Non-profit organization, having its office at request you to open a savings/current account at your Branch. The account opening form and necessary documentation are enclosed.</text:span></text:p>
      <text:p text:style-name="P5"><text:span text:style-name="T13"/></text:p>
      <text:p text:style-name="P5"><text:span text:style-name="T13">We further confirm that as part of our regular operations, the Trust / Employees PF / Society / Housing Society / Staff employees credit &amp; thrift society / Association / Non-profit organization we</text:span></text:p>
      <text:list text:style-name="L6">
        <text:list-item>
          <text:p text:style-name="P6"><text:span text:style-name="T14"><text:s/>Would not be seeking or receiving any foreign contribution or donation in any form in this account</text:span></text:p>
        </text:list-item>
        <text:list-item>
          <text:p text:style-name="P6"><text:span text:style-name="T14">Would be seeking and receiving foreign contribution as mentioned in “Foreign Contribution Regulation Act,2010 . On receipt of the Account Number, we would be seeking approval from the Ministry of Home Affairs (MOHA), to receive such contribution and the same would be submitted to you promptly on receipt. We understand that we would not be allowed to operate the account till the approval from MoHA is received. We also understand that for local credits we are required to have a separate account.<text:s text:c="2"/>We will ensure that that the foreign contribution shall be utilised only for the purposes for which contribution was received.</text:span></text:p>
        </text:list-item>
      </text:list>
      <text:p text:style-name="P7"><text:span text:style-name="T14">Thanking You</text:span></text:p>
      <text:p text:style-name="P7"><text:span text:style-name="T14"/></text:p>
      <text:p text:style-name="P7"><text:span text:style-name="T14"/></text:p>
      <text:p text:style-name="P7"><text:span text:style-name="T14"/></text:p>
      <text:p text:style-name="P7"><text:span text:style-name="T14"/></text:p>
      <text:p text:style-name="P7"><text:span text:style-name="T14">Yours sincerely</text:span></text:p>
      <text:p text:style-name="P7"><text:span text:style-name="T14"/></text:p>
      <text:p text:style-name="P7"><text:span text:style-name="T14"><text:s text:c="6"/></text:span></text:p>
      <text:p text:style-name="P7"><text:span text:style-name="T14"/></text:p>
      <text:p text:style-name="P7"><text:span text:style-name="T14"/></text:p>
      <text:p text:style-name="P7"><text:span text:style-name="T14"/></text:p>
      <text:p text:style-name="P7"><text:span text:style-name="T14"><text:tab/><text:tab/><text:tab/><text:tab/><text:tab/></text:span></text:p>
      <text:p text:style-name="P7"><text:span text:style-name="T14"><text:tab/><text:tab/><text:tab/><text:tab/><text:tab/><text:tab/> </text:span></text:p>
      <text:p text:style-name="P7"><text:span text:style-name="T14"><text:tab/><text:tab/><text:tab/><text:s text:c="9"/><text:tab/><text:tab/><text:tab/><text:s text:c="34"/>Place: <text:tab/>MUMBAI</text:span><text:span text:style-name="T1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